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>
      <style:paragraph-properties fo:break-before="auto"/>
    </style:style>
    <style:style style:name="T2_1" style:family="text">
      <style:text-properties fo:language="en" fo:country="US"/>
    </style:style>
    <style:style style:name="P3" style:family="paragraph" style:parent-style-name="ListParagraph">
      <style:paragraph-properties fo:line-height="100%" fo:margin-bottom="0cm"/>
    </style:style>
    <style:style style:name="T3_1" style:family="text" style:parent-style-name="DefaultParagraphFont">
      <style:text-properties fo:language="en" fo:country="US"/>
    </style:style>
    <style:style style:name="P4" style:family="paragraph" style:parent-style-name="ListParagraph">
      <style:paragraph-properties fo:line-height="100%" fo:margin-bottom="0cm"/>
    </style:style>
    <style:style style:name="T4_1" style:family="text" style:parent-style-name="DefaultParagraphFont">
      <style:text-properties fo:language="en" fo:country="US"/>
    </style:style>
    <style:style style:name="P5" style:family="paragraph" style:parent-style-name="ListParagraph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P6" style:family="paragraph" style:parent-style-name="ListParagraph">
      <style:paragraph-properties fo:line-height="100%" fo:margin-bottom="0cm"/>
    </style:style>
    <style:style style:name="T6_1" style:family="text" style:parent-style-name="DefaultParagraphFont">
      <style:text-properties fo:language="en" fo:country="US"/>
    </style:style>
    <style:style style:name="P7" style:family="paragraph" style:parent-style-name="Normal"/>
  </office:automatic-styles>
  <office:body>
    <office:text>
      <text:p text:style-name="P1"><text:span text:style-name="T1_1">Evaluation<text:s/>Only.<text:s/>Created<text:s/>with<text:s/>Aspose.Words.<text:s/>Copyright<text:s/>2003-2015<text:s/>Aspose<text:s/>Pty<text:s/>Ltd.</text:span></text:p>
      <text:p text:style-name="P2"><text:span text:style-name="T2_1">We<text:s/>provide<text:s/>support<text:s/>for<text:s/>the<text:s/>following<text:s/>products:</text:span></text:p>
      <text:list text:style-name="LS2" xml:id="list0">
        <text:list-item>
          <text:p text:style-name="P3"><text:span text:style-name="T3_1">Lumia<text:s/>525</text:span></text:p>
        </text:list-item>
        <text:list-item>
          <text:p text:style-name="P4"><text:span text:style-name="T4_1">Lenovo<text:s/>G50</text:span></text:p>
        </text:list-item>
        <text:list-item>
          <text:p text:style-name="P5"><text:span text:style-name="T5_1">Pavilion<text:s/>G6</text:span></text:p>
        </text:list-item>
        <text:list-item>
          <text:p text:style-name="P6"><text:span text:style-name="T6_1">Nexus<text:s/>5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ListParagraph" style:family="paragraph" style:parent-style-name="Normal">
      <style:paragraph-properties fo:margin-left="1.27cm" fo:hyphenation-ladder-count="no-limit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6:57:00</meta:creation-date>
    <dc:creator>USMAN</dc:creator>
    <dc:date>2015-12-14T06:57:00</dc:date>
    <meta:editing-cycles>2</meta:editing-cycles>
    <meta:document-statistic meta:page-count="1" meta:paragraph-count="1" meta:row-count="1" meta:word-count="15" meta:character-count="102" meta:non-whitespace-character-count="88"/>
  </office:meta>
</office:document-meta>
</file>